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2bc4" officeooo:paragraph-rsid="000f2bc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2bc4" officeooo:paragraph-rsid="000f2bc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2bc4" officeooo:paragraph-rsid="0010036f" style:font-weight-asian="normal" style:font-weight-complex="normal"/>
    </style:style>
    <style:style style:name="T1" style:family="text">
      <style:text-properties officeooo:rsid="00100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PRIMERA PRACTICA DE SISTEMAS DE GESTION EMPRESARIAL</text:p>
      <text:p text:style-name="P3"/>
      <text:p text:style-name="P4"/>
      <text:p text:style-name="P4"/>
      <text:p text:style-name="P4">1. Indica siglas, qué significan y a qué nos referimos al hablar de:</text:p>
      <text:p text:style-name="P4"><text:tab/>- ERP: Planificacion de recursos empresariales (un modulo que se encarga de recoger todos los datos y procesos de una organización de una sistema unificado).</text:p>
      <text:p text:style-name="P4"/>
      <text:p text:style-name="P4"><text:tab/>- CRM: Gestion de relacion con los clientes (un sistema que ayuda en la gestion de los clientes marketing y ventas con la empresa).</text:p>
      <text:p text:style-name="P4"/>
      <text:p text:style-name="P4"><text:tab/>- BI: Inteligencia de negocio (herramientas o metodos que facilitan la informacion a los dirigentes de las empresas).</text:p>
      <text:p text:style-name="P4"/>
      <text:p text:style-name="P4">2. Indica la diferencia entre un bien y un servicio.</text:p>
      <text:p text:style-name="P4"><text:tab/><text:span text:style-name="T1">Un bien es un objeto material y un servicio es una actividad desarrollada por otra persona.</text:span></text:p>
      <text:p text:style-name="P4"/>
      <text:p text:style-name="P4">3. Clasifica las empresas atendiendo al sector al que pertenecen.</text:p>
      <text:p text:style-name="P4"><text:tab/><text:span text:style-name="T1">Sector Primario: agricultura, ganaderia, pesca, mineria, ect..</text:span></text:p>
      <text:p text:style-name="P4"><text:tab/><text:span text:style-name="T1">Sector Secundario: industrias, fabricas.</text:span></text:p>
      <text:p text:style-name="P4"><text:tab/><text:span text:style-name="T1">Sector Terciario: profesores, fontaneros, albañiles, ect..</text:span></text:p>
      <text:p text:style-name="P4"/>
      <text:p text:style-name="P4">4. Clasifica las empresas atendiendo al número de trabajadores.</text:p>
      <text:p text:style-name="P5"><text:tab/><text:span text:style-name="T1">Empresas Muy Pequeñas (MicroEmpresas): menos de 10 trabajadores.</text:span></text:p>
      <text:p text:style-name="P5"><text:span text:style-name="T1"><text:tab/>Empresas Pequeñas: entre 10 y menos de 50 trabajadores.</text:span></text:p>
      <text:p text:style-name="P4"><text:tab/><text:span text:style-name="T1">Empresas Medianas: entre 50 y 250 trabajadores.</text:span></text:p>
      <text:p text:style-name="P4"><text:tab/><text:span text:style-name="T1">Empresas Grandes: mas de 250 trabajadores.</text:span></text:p>
      <text:p text:style-name="P4"/>
      <text:p text:style-name="P4">5. ¿Por qué utilizar un ERP y no una suite ofimática para gestionar una empresa? Razona tu respuesta.</text:p>
      <text:p text:style-name="P4"/>
      <text:p text:style-name="P4"/>
      <text:p text:style-name="P4">6. ¿Qué es un organigrama en una empresa? Realiza un esquema tipo de uno de ellos.</text:p>
      <text:p text:style-name="P4"/>
      <text:p text:style-name="P4"/>
      <text:p text:style-name="P4">7. En gestión empresarial, ¿a qué nos referimos al hablar de terceros?</text:p>
      <text:p text:style-name="P4"/>
      <text:p text:style-name="P4"/>
      <text:p text:style-name="P4">8. Explica a qué se refiere el vocablo inglés outsourcincg. Pon dos ejemplos.</text:p>
      <text:p text:style-name="P4"/>
      <text:p text:style-name="P4"/>
      <text:p text:style-name="P4">9. Define trazabilidad. Pon un ejemplo y busca en la web el formato de los códigos EAN.</text:p>
      <text:p text:style-name="P4"/>
      <text:p text:style-name="P4"/>
      <text:p text:style-name="P4">10. Esquematiza la estructura del departamento comercial en una empresa.</text:p>
      <text:p text:style-name="P4"/>
      <text:p text:style-name="P4"/>
      <text:p text:style-name="P4">11. Diferencia entre hoja de pedido, albarán y factura.</text:p>
      <text:p text:style-name="P4"/>
      <text:p text:style-name="P4"/>
      <text:p text:style-name="P4"><text:soft-page-break/>12. ¿Qué es una factura proforma?</text:p>
      <text:p text:style-name="P4"/>
      <text:p text:style-name="P4"/>
      <text:p text:style-name="P4">13. Esquematiza el modelo de 4 capas para la web, indicando claramente los elementos con los que debe contar.</text:p>
      <text:p text:style-name="P4"/>
      <text:p text:style-name="P4"/>
      <text:p text:style-name="P4">14. ¿Qué es SaaS? Pon un ejemplo. Indica los tres beneficios principales que consideras que tiene y sus tres principales inconvenientes</text:p>
      <text:p text:style-name="P4"/>
      <text:p text:style-name="P4"/>
      <text:p text:style-name="P4">15. Resume los pasos que se deben seguir para desplegar un ERP en un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7:46:14.669000000</meta:creation-date>
    <dc:date>2016-10-06T08:15:13.814000000</dc:date>
    <meta:editing-duration>PT16M49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27" meta:word-count="335" meta:character-count="2073" meta:non-whitespace-character-count="1754"/>
  </office:meta>
</office:document-meta>
</file>